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Ficha-de-Personagem" style:family="table">
      <style:table-properties style:width="13.284cm" table:align="margins" style:shadow="#808080 0.176cm 0.176cm" style:may-break-between-rows="false"/>
    </style:style>
    <style:style style:name="Ficha-de-Personagem.A" style:family="table-column">
      <style:table-column-properties style:column-width="4.946cm" style:rel-column-width="2841*"/>
    </style:style>
    <style:style style:name="Ficha-de-Personagem.C" style:family="table-column">
      <style:table-column-properties style:column-width="3.392cm" style:rel-column-width="1948*"/>
    </style:style>
    <style:style style:name="Ficha-de-Personagem.1" style:family="table-row">
      <style:table-row-properties fo:keep-together="always"/>
    </style:style>
    <style:style style:name="Ficha-de-Personagem.A1" style:family="table-cell">
      <style:table-cell-properties style:vertical-align="middle" fo:padding="0.097cm" fo:border-left="0.75pt solid #000000" fo:border-right="none" fo:border-top="0.75pt solid #000000" fo:border-bottom="0.75pt solid #000000"/>
    </style:style>
    <style:style style:name="Ficha-de-Personagem.C1" style:family="table-cell">
      <style:table-cell-properties style:vertical-align="middle" fo:padding="0.097cm" fo:border-left="0.75pt solid #000000" fo:border-right="0.75pt solid #000000" fo:border-top="0.75pt solid #000000" fo:border-bottom="0.75pt solid #000000"/>
    </style:style>
    <style:style style:name="Ficha-de-Personagem.A2" style:family="table-cell">
      <style:table-cell-properties style:vertical-align="middle" fo:padding="0.097cm" fo:border-left="0.75pt solid #000000" fo:border-right="none" fo:border-top="0.75pt solid #000000" fo:border-bottom="none"/>
    </style:style>
    <style:style style:name="Ficha-de-Personagem.C2" style:family="table-cell">
      <style:table-cell-properties style:vertical-align="middle" fo:padding="0.097cm" fo:border-left="0.75pt solid #000000" fo:border-right="0.75pt solid #000000" fo:border-top="0.75pt solid #000000" fo:border-bottom="none"/>
    </style:style>
    <style:style style:name="Ficha-de-Personagem.A3" style:family="table-cell">
      <style:table-cell-properties style:vertical-align="middle" fo:padding="0.097cm" fo:border-left="0.75pt solid #000000" fo:border-right="none" fo:border-top="none" fo:border-bottom="none"/>
    </style:style>
    <style:style style:name="Ficha-de-Personagem.C3" style:family="table-cell">
      <style:table-cell-properties style:vertical-align="middle" fo:padding="0.097cm" fo:border-left="0.75pt solid #000000" fo:border-right="0.75pt solid #000000" fo:border-top="none" fo:border-bottom="none"/>
    </style:style>
    <style:style style:name="Ficha-de-Personagem.A9" style:family="table-cell">
      <style:table-cell-properties style:vertical-align="middle" fo:padding="0.097cm" fo:border-left="0.75pt solid #000000" fo:border-right="none" fo:border-top="none" fo:border-bottom="0.75pt solid #000000"/>
    </style:style>
    <style:style style:name="Ficha-de-Personagem.C9" style:family="table-cell">
      <style:table-cell-properties style:vertical-align="middle" fo:padding="0.097cm" fo:border-left="0.75pt solid #000000" fo:border-right="0.75pt solid #000000" fo:border-top="none" fo:border-bottom="0.75pt solid #000000"/>
    </style:style>
    <style:style style:name="Ficha-de-Personagem.A10" style:family="table-cell">
      <style:table-cell-properties style:vertical-align="middle" fo:padding="0.097cm" fo:border-left="0.75pt solid #000000" fo:border-right="none" fo:border-top="0.75pt solid #000000" fo:border-bottom="0.75pt solid #000000"/>
    </style:style>
    <style:style style:name="Ficha-de-Personagem.B10" style:family="table-cell">
      <style:table-cell-properties style:vertical-align="middle" fo:padding="0.097cm" fo:border-left="0.75pt solid #000000" fo:border-right="0.75pt solid #000000" fo:border-top="0.75pt solid #000000" fo:border-bottom="0.75pt solid #000000"/>
    </style:style>
    <style:style style:name="Ficha-de-Traço" style:family="table">
      <style:table-properties style:width="13.284cm" table:align="margins" style:shadow="#808080 0.176cm 0.176cm" style:may-break-between-rows="false"/>
    </style:style>
    <style:style style:name="Ficha-de-Traço.A" style:family="table-column">
      <style:table-column-properties style:column-width="13.284cm" style:rel-column-width="4830*"/>
    </style:style>
    <style:style style:name="Ficha-de-Traço.1" style:family="table-row">
      <style:table-row-properties fo:keep-together="always"/>
    </style:style>
    <style:style style:name="Ficha-de-Traço.A1" style:family="table-cell">
      <style:table-cell-properties fo:padding="0.097cm" fo:border-left="0.5pt solid #000000" fo:border-right="0.5pt solid #000000" fo:border-top="0.5pt solid #000000" fo:border-bottom="0.5pt solid #000000"/>
    </style:style>
    <style:style style:name="Ficha-de-Traço.A2" style:family="table-cell">
      <style:table-cell-properties fo:padding="0.097cm" fo:border-left="0.5pt solid #000000" fo:border-right="0.5pt solid #000000" fo:border-top="none" fo:border-bottom="none"/>
    </style:style>
    <style:style style:name="Ficha-de-Traço.A6" style:family="table-cell">
      <style:table-cell-properties fo:padding="0.097cm" fo:border-left="0.5pt solid #000000" fo:border-right="0.5pt solid #000000" fo:border-top="none" fo:border-bottom="0.5pt solid #000000"/>
    </style:style>
    <style:style style:name="Desenho-do-Personagem" style:family="table">
      <style:table-properties style:width="13.284cm" table:align="margins" style:shadow="#808080 0.176cm 0.176cm" style:may-break-between-rows="false"/>
    </style:style>
    <style:style style:name="Desenho-do-Personagem.A" style:family="table-column">
      <style:table-column-properties style:column-width="13.284cm" style:rel-column-width="65535*"/>
    </style:style>
    <style:style style:name="Desenho-do-Personagem.A1" style:family="table-cell">
      <style:table-cell-properties fo:padding="0.097cm" fo:border-left="0.5pt solid #000000" fo:border-right="0.5pt solid #000000" fo:border-top="0.5pt solid #000000" fo:border-bottom="none"/>
    </style:style>
    <style:style style:name="Desenho-do-Personagem.A2" style:family="table-cell">
      <style:table-cell-properties fo:padding="0.097cm" fo:border-left="0.5pt solid #000000" fo:border-right="0.5pt solid #000000" fo:border-top="none" fo:border-bottom="none"/>
    </style:style>
    <style:style style:name="Desenho-do-Personagem.A5" style:family="table-cell">
      <style:table-cell-properties fo:background-color="transparent" fo:padding="0.097cm" fo:border-left="0.5pt solid #000000" fo:border-right="0.5pt solid #000000" fo:border-top="none" fo:border-bottom="none">
        <style:background-image/>
      </style:table-cell-properties>
    </style:style>
    <style:style style:name="Desenho-do-Personagem.A10" style:family="table-cell">
      <style:table-cell-properties fo:padding="0.097cm" fo:border-left="0.5pt solid #000000" fo:border-right="0.5pt solid #000000" fo:border-top="none" fo:border-bottom="0.5pt solid #000000"/>
    </style:style>
    <style:style style:name="Desenho-do-Traço" style:family="table">
      <style:table-properties style:width="13.284cm" table:align="margins" style:shadow="#808080 0.176cm 0.176cm" style:may-break-between-rows="false"/>
    </style:style>
    <style:style style:name="Desenho-do-Traço.A" style:family="table-column">
      <style:table-column-properties style:column-width="13.284cm" style:rel-column-width="4824*"/>
    </style:style>
    <style:style style:name="Desenho-do-Traço.1" style:family="table-row">
      <style:table-row-properties fo:keep-together="always"/>
    </style:style>
    <style:style style:name="Desenho-do-Traço.A1" style:family="table-cell">
      <style:table-cell-properties fo:padding="0.097cm" fo:border-left="0.5pt solid #000000" fo:border-right="0.5pt solid #000000" fo:border-top="0.5pt solid #000000" fo:border-bottom="none"/>
    </style:style>
    <style:style style:name="Desenho-do-Traço.A2" style:family="table-cell">
      <style:table-cell-properties fo:padding="0.097cm" fo:border-left="0.5pt solid #000000" fo:border-right="0.5pt solid #000000" fo:border-top="none" fo:border-bottom="none"/>
    </style:style>
    <style:style style:name="Desenho-do-Traço.A6" style:family="table-cell">
      <style:table-cell-properties fo:padding="0.097cm" fo:border-left="0.5pt solid #000000" fo:border-right="0.5pt solid #000000" fo:border-top="none" fo:border-bottom="0.5pt solid #000000"/>
    </style:style>
    <style:style style:name="Desenho-do-Equipamento" style:family="table">
      <style:table-properties style:width="13.284cm" table:align="margins" style:shadow="#808080 0.176cm 0.176cm" style:may-break-between-rows="false"/>
    </style:style>
    <style:style style:name="Desenho-do-Equipamento.A" style:family="table-column">
      <style:table-column-properties style:column-width="13.284cm" style:rel-column-width="4824*"/>
    </style:style>
    <style:style style:name="Desenho-do-Equipamento.1" style:family="table-row">
      <style:table-row-properties fo:keep-together="always"/>
    </style:style>
    <style:style style:name="Desenho-do-Equipamento.A1" style:family="table-cell">
      <style:table-cell-properties fo:padding="0.097cm" fo:border-left="0.5pt solid #000000" fo:border-right="0.5pt solid #000000" fo:border-top="0.5pt solid #000000" fo:border-bottom="none"/>
    </style:style>
    <style:style style:name="Desenho-do-Equipamento.A2" style:family="table-cell">
      <style:table-cell-properties fo:padding="0.097cm" fo:border-left="0.5pt solid #000000" fo:border-right="0.5pt solid #000000" fo:border-top="none" fo:border-bottom="none"/>
    </style:style>
    <style:style style:name="Desenho-do-Equipamento.A6" style:family="table-cell">
      <style:table-cell-properties fo:padding="0.097cm" fo:border-left="0.5pt solid #000000" fo:border-right="0.5pt solid #000000" fo:border-top="none" fo:border-bottom="0.5pt solid #000000"/>
    </style:style>
    <style:style style:name="Ficha-de-Equipamento" style:family="table">
      <style:table-properties style:width="13.284cm" table:align="margins" style:shadow="#808080 0.176cm 0.176cm" style:may-break-between-rows="false"/>
    </style:style>
    <style:style style:name="Ficha-de-Equipamento.A" style:family="table-column">
      <style:table-column-properties style:column-width="13.284cm" style:rel-column-width="4830*"/>
    </style:style>
    <style:style style:name="Ficha-de-Equipamento.1" style:family="table-row">
      <style:table-row-properties fo:keep-together="always"/>
    </style:style>
    <style:style style:name="Ficha-de-Equipamento.A1" style:family="table-cell">
      <style:table-cell-properties fo:padding="0.097cm" fo:border-left="0.5pt solid #000000" fo:border-right="0.5pt solid #000000" fo:border-top="0.5pt solid #000000" fo:border-bottom="0.5pt solid #000000"/>
    </style:style>
    <style:style style:name="Ficha-de-Equipamento.A2" style:family="table-cell">
      <style:table-cell-properties fo:padding="0.097cm" fo:border-left="0.5pt solid #000000" fo:border-right="0.5pt solid #000000" fo:border-top="none" fo:border-bottom="none"/>
    </style:style>
    <style:style style:name="Ficha-de-Equipamento.A6" style:family="table-cell">
      <style:table-cell-properties fo:padding="0.097cm" fo:border-left="0.5pt solid #000000" fo:border-right="0.5pt solid #000000" fo:border-top="none" fo:border-bottom="0.5pt solid #000000"/>
    </style:style>
    <style:style style:name="Desenho-do-Efeito" style:family="table">
      <style:table-properties style:width="13.284cm" table:align="margins" style:shadow="#808080 0.176cm 0.176cm" style:may-break-between-rows="false"/>
    </style:style>
    <style:style style:name="Desenho-do-Efeito.A" style:family="table-column">
      <style:table-column-properties style:column-width="13.284cm" style:rel-column-width="4824*"/>
    </style:style>
    <style:style style:name="Desenho-do-Efeito.1" style:family="table-row">
      <style:table-row-properties fo:keep-together="always"/>
    </style:style>
    <style:style style:name="Desenho-do-Efeito.A1" style:family="table-cell">
      <style:table-cell-properties fo:padding="0.097cm" fo:border-left="0.5pt solid #000000" fo:border-right="0.5pt solid #000000" fo:border-top="0.5pt solid #000000" fo:border-bottom="none"/>
    </style:style>
    <style:style style:name="Desenho-do-Efeito.A2" style:family="table-cell">
      <style:table-cell-properties fo:padding="0.097cm" fo:border-left="0.5pt solid #000000" fo:border-right="0.5pt solid #000000" fo:border-top="none" fo:border-bottom="none"/>
    </style:style>
    <style:style style:name="Desenho-do-Efeito.A6" style:family="table-cell">
      <style:table-cell-properties fo:padding="0.097cm" fo:border-left="0.5pt solid #000000" fo:border-right="0.5pt solid #000000" fo:border-top="none" fo:border-bottom="0.5pt solid #000000"/>
    </style:style>
    <style:style style:name="Ficha-de-Efeito" style:family="table">
      <style:table-properties style:width="13.284cm" table:align="margins" style:shadow="#808080 0.176cm 0.176cm" style:may-break-between-rows="false"/>
    </style:style>
    <style:style style:name="Ficha-de-Efeito.A" style:family="table-column">
      <style:table-column-properties style:column-width="13.284cm" style:rel-column-width="4830*"/>
    </style:style>
    <style:style style:name="Ficha-de-Efeito.1" style:family="table-row">
      <style:table-row-properties fo:keep-together="always"/>
    </style:style>
    <style:style style:name="Ficha-de-Efeito.A1" style:family="table-cell">
      <style:table-cell-properties fo:padding="0.097cm" fo:border-left="0.5pt solid #000000" fo:border-right="0.5pt solid #000000" fo:border-top="0.5pt solid #000000" fo:border-bottom="0.5pt solid #000000"/>
    </style:style>
    <style:style style:name="Ficha-de-Efeito.A2" style:family="table-cell">
      <style:table-cell-properties fo:padding="0.097cm" fo:border-left="0.5pt solid #000000" fo:border-right="0.5pt solid #000000" fo:border-top="none" fo:border-bottom="none"/>
    </style:style>
    <style:style style:name="Ficha-de-Efeito.A6" style:family="table-cell">
      <style:table-cell-properties fo:padding="0.097cm" fo:border-left="0.5pt solid #000000" fo:border-right="0.5pt solid #000000" fo:border-top="none" fo:border-bottom="0.5pt solid #000000"/>
    </style:style>
    <style:style style:name="Prioridade-nos-Dados" style:family="table">
      <style:table-properties style:width="13.46cm" table:align="margins"/>
    </style:style>
    <style:style style:name="Prioridade-nos-Dados.A" style:family="table-column">
      <style:table-column-properties style:column-width="13.46cm" style:rel-column-width="65535*"/>
    </style:style>
    <style:style style:name="Prioridade-nos-Dados.A1" style:family="table-cell">
      <style:table-cell-properties fo:background-color="#808080" fo:padding="0.097cm" fo:border-left="0.5pt solid #000000" fo:border-right="0.5pt solid #000000" fo:border-top="0.5pt solid #000000" fo:border-bottom="none">
        <style:background-image/>
      </style:table-cell-properties>
    </style:style>
    <style:style style:name="Prioridade-nos-Dados.A2" style:family="table-cell">
      <style:table-cell-properties fo:padding="0.097cm" fo:border-left="0.5pt solid #000000" fo:border-right="0.5pt solid #000000" fo:border-top="none" fo:border-bottom="0.5pt solid #000000"/>
    </style:style>
    <style:style style:name="Falha-e-Sucesso-no-Dado" style:family="table">
      <style:table-properties style:width="13.46cm" table:align="margins"/>
    </style:style>
    <style:style style:name="Falha-e-Sucesso-no-Dado.A" style:family="table-column">
      <style:table-column-properties style:column-width="6.731cm" style:rel-column-width="3815*"/>
    </style:style>
    <style:style style:name="Falha-e-Sucesso-no-Dado.A1" style:family="table-cell">
      <style:table-cell-properties fo:background-color="#808080" fo:padding="0.097cm" fo:border-left="0.5pt solid #000000" fo:border-right="none" fo:border-top="0.5pt solid #000000" fo:border-bottom="0.5pt solid #000000">
        <style:background-image/>
      </style:table-cell-properties>
    </style:style>
    <style:style style:name="Falha-e-Sucesso-no-Dado.B1" style:family="table-cell">
      <style:table-cell-properties fo:background-color="#808080" fo:padding="0.097cm" fo:border="0.5pt solid #000000">
        <style:background-image/>
      </style:table-cell-properties>
    </style:style>
    <style:style style:name="Falha-e-Sucesso-no-Dado.A2" style:family="table-cell">
      <style:table-cell-properties fo:padding="0.097cm" fo:border-left="0.5pt solid #000000" fo:border-right="none" fo:border-top="none" fo:border-bottom="0.5pt solid #000000"/>
    </style:style>
    <style:style style:name="Falha-e-Sucesso-no-Dado.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fo:language="pt" fo:country="BR"/>
    </style:style>
    <style:style style:name="P2" style:family="paragraph" style:parent-style-name="Standard">
      <style:text-properties fo:language="pt" fo:country="BR"/>
    </style:style>
    <style:style style:name="P3" style:family="paragraph" style:parent-style-name="Standard">
      <style:text-properties fo:language="pt" fo:country="BR" officeooo:paragraph-rsid="001021ff"/>
    </style:style>
    <style:style style:name="P4" style:family="paragraph" style:parent-style-name="Standard">
      <style:text-properties fo:language="pt" fo:country="BR" officeooo:rsid="0015eb52" officeooo:paragraph-rsid="0015eb52"/>
    </style:style>
    <style:style style:name="P5" style:family="paragraph" style:parent-style-name="Standard">
      <style:text-properties fo:language="pt" fo:country="BR" officeooo:paragraph-rsid="0019f563"/>
    </style:style>
    <style:style style:name="P6" style:family="paragraph" style:parent-style-name="Standard">
      <style:text-properties fo:language="pt" fo:country="BR" officeooo:rsid="00347cd8" officeooo:paragraph-rsid="00347cd8"/>
    </style:style>
    <style:style style:name="P7" style:family="paragraph" style:parent-style-name="Standard">
      <style:text-properties fo:language="pt" fo:country="BR" officeooo:rsid="0042cfd9" officeooo:paragraph-rsid="0015eb52"/>
    </style:style>
    <style:style style:name="P8" style:family="paragraph" style:parent-style-name="Standard">
      <style:text-properties fo:language="pt" fo:country="BR" officeooo:rsid="0042cfd9" officeooo:paragraph-rsid="0042cfd9"/>
    </style:style>
    <style:style style:name="P9" style:family="paragraph" style:parent-style-name="Standard">
      <style:text-properties fo:language="pt" fo:country="BR" officeooo:paragraph-rsid="00221051"/>
    </style:style>
    <style:style style:name="P10" style:family="paragraph" style:parent-style-name="Standard">
      <style:text-properties fo:language="pt" fo:country="BR" officeooo:rsid="004d4663" officeooo:paragraph-rsid="00671f2e"/>
    </style:style>
    <style:style style:name="P11" style:family="paragraph" style:parent-style-name="Table_20_Contents">
      <style:text-properties fo:language="pt" fo:country="BR" officeooo:rsid="002df8f3" officeooo:paragraph-rsid="002df8f3"/>
    </style:style>
    <style:style style:name="P12" style:family="paragraph" style:parent-style-name="Table_20_Contents">
      <style:paragraph-properties fo:text-align="center" style:justify-single-word="false"/>
      <style:text-properties fo:language="pt" fo:country="BR" officeooo:rsid="002df8f3" officeooo:paragraph-rsid="002df8f3"/>
    </style:style>
    <style:style style:name="P13" style:family="paragraph" style:parent-style-name="Table_20_Contents">
      <style:paragraph-properties fo:text-align="center" style:justify-single-word="false"/>
      <style:text-properties fo:language="pt" fo:country="BR"/>
    </style:style>
    <style:style style:name="P14" style:family="paragraph" style:parent-style-name="Standard">
      <style:text-properties fo:language="pt" fo:country="BR" officeooo:rsid="00633b85" officeooo:paragraph-rsid="00633b85"/>
    </style:style>
    <style:style style:name="P15" style:family="paragraph" style:parent-style-name="Standard">
      <style:text-properties fo:language="pt" fo:country="BR" officeooo:rsid="00664f1b" officeooo:paragraph-rsid="00664f1b"/>
    </style:style>
    <style:style style:name="P16" style:family="paragraph" style:parent-style-name="Standard">
      <style:text-properties fo:language="pt" fo:country="BR" officeooo:rsid="0068b372" officeooo:paragraph-rsid="0068b372"/>
    </style:style>
    <style:style style:name="P17" style:family="paragraph" style:parent-style-name="Standard">
      <style:text-properties fo:language="pt" fo:country="BR" officeooo:rsid="006a5d02" officeooo:paragraph-rsid="006a5d02"/>
    </style:style>
    <style:style style:name="P18" style:family="paragraph" style:parent-style-name="Standard">
      <style:text-properties fo:language="pt" fo:country="BR" officeooo:rsid="006f4d4c" officeooo:paragraph-rsid="006f4d4c"/>
    </style:style>
    <style:style style:name="P19" style:family="paragraph" style:parent-style-name="Standard">
      <style:text-properties fo:language="pt" fo:country="BR" officeooo:paragraph-rsid="0015eb52"/>
    </style:style>
    <style:style style:name="P20" style:family="paragraph" style:parent-style-name="Ficha">
      <style:paragraph-properties fo:keep-with-next="always"/>
    </style:style>
    <style:style style:name="P21" style:family="paragraph" style:parent-style-name="Ficha">
      <style:text-properties officeooo:rsid="00927929" officeooo:paragraph-rsid="00927929"/>
    </style:style>
    <style:style style:name="P22" style:family="paragraph" style:parent-style-name="Ficha">
      <style:text-properties officeooo:rsid="009953fe" officeooo:paragraph-rsid="009953fe"/>
    </style:style>
    <style:style style:name="P23" style:family="paragraph" style:parent-style-name="Ficha">
      <style:text-properties officeooo:rsid="009953fe" officeooo:paragraph-rsid="009e3fb7"/>
    </style:style>
    <style:style style:name="P24" style:family="paragraph" style:parent-style-name="Ficha">
      <style:text-properties officeooo:rsid="009953fe" officeooo:paragraph-rsid="00a220c3"/>
    </style:style>
    <style:style style:name="P25" style:family="paragraph" style:parent-style-name="Ficha">
      <style:text-properties fo:language="pt" fo:country="BR" officeooo:rsid="0042cfd9" officeooo:paragraph-rsid="009e3fb7"/>
    </style:style>
    <style:style style:name="P26" style:family="paragraph" style:parent-style-name="Ficha">
      <style:paragraph-properties fo:keep-with-next="always"/>
      <style:text-properties officeooo:paragraph-rsid="009e3fb7"/>
    </style:style>
    <style:style style:name="P27" style:family="paragraph" style:parent-style-name="Ficha">
      <style:paragraph-properties fo:keep-with-next="always"/>
      <style:text-properties officeooo:paragraph-rsid="00a220c3"/>
    </style:style>
    <style:style style:name="P28" style:family="paragraph" style:parent-style-name="Heading_20_1">
      <style:text-properties fo:language="pt" fo:country="BR" officeooo:paragraph-rsid="000c3da5"/>
    </style:style>
    <style:style style:name="P29" style:family="paragraph" style:parent-style-name="Heading_20_2">
      <style:text-properties fo:language="pt" fo:country="BR"/>
    </style:style>
    <style:style style:name="P30" style:family="paragraph" style:parent-style-name="Heading_20_3">
      <style:text-properties fo:language="pt" fo:country="BR"/>
    </style:style>
    <style:style style:name="P31" style:family="paragraph" style:parent-style-name="Heading_20_3">
      <style:text-properties fo:language="pt" fo:country="BR" officeooo:rsid="003bea0b" officeooo:paragraph-rsid="003bea0b"/>
    </style:style>
    <style:style style:name="P32" style:family="paragraph" style:parent-style-name="Standard">
      <style:text-properties fo:language="pt" fo:country="BR"/>
    </style:style>
    <style:style style:name="P33" style:family="paragraph" style:parent-style-name="Standard">
      <style:text-properties fo:language="pt" fo:country="BR" officeooo:rsid="007479f3" officeooo:paragraph-rsid="007a3a8a"/>
    </style:style>
    <style:style style:name="P34" style:family="paragraph" style:parent-style-name="Standard">
      <style:text-properties fo:language="pt" fo:country="BR" officeooo:rsid="00870394" officeooo:paragraph-rsid="00870394"/>
    </style:style>
    <style:style style:name="P35" style:family="paragraph" style:parent-style-name="Standard">
      <style:text-properties fo:language="pt" fo:country="BR" officeooo:rsid="005f8751" officeooo:paragraph-rsid="005f8751"/>
    </style:style>
    <style:style style:name="P36" style:family="paragraph" style:parent-style-name="Standard">
      <style:text-properties fo:language="pt" fo:country="BR" officeooo:rsid="0089f721" officeooo:paragraph-rsid="0089f721"/>
    </style:style>
    <style:style style:name="P37" style:family="paragraph" style:parent-style-name="Standard">
      <style:text-properties fo:language="pt" fo:country="BR" officeooo:rsid="0089f721" officeooo:paragraph-rsid="008e5452"/>
    </style:style>
    <style:style style:name="P38" style:family="paragraph" style:parent-style-name="Standard">
      <style:text-properties fo:language="pt" fo:country="BR" officeooo:rsid="0089f721" officeooo:paragraph-rsid="009ba7c0"/>
    </style:style>
    <style:style style:name="P39" style:family="paragraph" style:parent-style-name="Standard">
      <style:text-properties fo:language="pt" fo:country="BR" officeooo:rsid="0042cfd9" officeooo:paragraph-rsid="0042cfd9"/>
    </style:style>
    <style:style style:name="P40" style:family="paragraph" style:parent-style-name="Standard">
      <style:text-properties fo:language="pt" fo:country="BR" officeooo:rsid="0042cfd9" officeooo:paragraph-rsid="0089f721"/>
    </style:style>
    <style:style style:name="P41" style:family="paragraph" style:parent-style-name="Standard">
      <style:text-properties fo:language="pt" fo:country="BR" officeooo:rsid="004d4663" officeooo:paragraph-rsid="00671f2e"/>
    </style:style>
    <style:style style:name="P42" style:family="paragraph" style:parent-style-name="Standard">
      <style:text-properties fo:language="pt" fo:country="BR" officeooo:rsid="004d4663" officeooo:paragraph-rsid="00a220c3"/>
    </style:style>
    <style:style style:name="P43" style:family="paragraph" style:parent-style-name="Standard">
      <style:text-properties fo:language="pt" fo:country="BR" officeooo:rsid="0015eb52"/>
    </style:style>
    <style:style style:name="P44" style:family="paragraph" style:parent-style-name="Standard">
      <style:text-properties fo:language="pt" fo:country="BR" officeooo:rsid="00af9cde" officeooo:paragraph-rsid="00af9cde"/>
    </style:style>
    <style:style style:name="P45" style:family="paragraph" style:parent-style-name="Standard">
      <style:paragraph-properties fo:text-align="center" style:justify-single-word="false"/>
      <style:text-properties fo:language="pt" fo:country="BR" officeooo:rsid="00af9cde" officeooo:paragraph-rsid="00b34e5d"/>
    </style:style>
    <style:style style:name="P46" style:family="paragraph" style:parent-style-name="Standard">
      <style:text-properties fo:language="pt" fo:country="BR" officeooo:rsid="00b1267b" officeooo:paragraph-rsid="00b1267b"/>
    </style:style>
    <style:style style:name="P47" style:family="paragraph" style:parent-style-name="Standard">
      <style:text-properties fo:language="pt" fo:country="BR" officeooo:rsid="00b495e2" officeooo:paragraph-rsid="00b495e2"/>
    </style:style>
    <style:style style:name="P48" style:family="paragraph" style:parent-style-name="Standard">
      <style:text-properties fo:language="pt" fo:country="BR" officeooo:rsid="00b64bd0" officeooo:paragraph-rsid="00af9cde"/>
    </style:style>
    <style:style style:name="P49" style:family="paragraph" style:parent-style-name="Standard">
      <style:text-properties fo:language="pt" fo:country="BR" officeooo:rsid="00b64bd0" officeooo:paragraph-rsid="00b64bd0"/>
    </style:style>
    <style:style style:name="P50" style:family="paragraph" style:parent-style-name="Standard">
      <style:text-properties fo:language="pt" fo:country="BR" officeooo:paragraph-rsid="00b64bd0"/>
    </style:style>
    <style:style style:name="P51" style:family="paragraph" style:parent-style-name="Table_20_Contents">
      <style:text-properties officeooo:rsid="008b40f7" officeooo:paragraph-rsid="008b40f7"/>
    </style:style>
    <style:style style:name="P52" style:family="paragraph" style:parent-style-name="Table_20_Contents">
      <style:paragraph-properties fo:text-align="center" style:justify-single-word="false"/>
      <style:text-properties officeooo:rsid="008b40f7" officeooo:paragraph-rsid="008b40f7"/>
    </style:style>
    <style:style style:name="P53" style:family="paragraph" style:parent-style-name="Table_20_Contents">
      <style:paragraph-properties fo:text-align="center" style:justify-single-word="false"/>
      <style:text-properties officeooo:rsid="008b40f7" officeooo:paragraph-rsid="009e3fb7"/>
    </style:style>
    <style:style style:name="P54" style:family="paragraph" style:parent-style-name="Table_20_Contents">
      <style:paragraph-properties fo:text-align="center" style:justify-single-word="false"/>
      <style:text-properties officeooo:rsid="008b40f7" officeooo:paragraph-rsid="00a220c3"/>
    </style:style>
    <style:style style:name="P55" style:family="paragraph" style:parent-style-name="Table_20_Contents">
      <style:text-properties officeooo:rsid="008b40f7" officeooo:paragraph-rsid="009e3fb7"/>
    </style:style>
    <style:style style:name="P56" style:family="paragraph" style:parent-style-name="Table_20_Contents">
      <style:text-properties officeooo:rsid="008b40f7" officeooo:paragraph-rsid="00a220c3"/>
    </style:style>
    <style:style style:name="P57"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58" style:family="paragraph" style:parent-style-name="Table_20_Contents">
      <style:paragraph-properties fo:text-align="center" style:justify-single-word="false"/>
      <style:text-properties fo:font-size="12pt" officeooo:paragraph-rsid="009e3fb7" style:font-size-asian="12pt" style:font-name-complex="Lohit Devanagari" style:font-size-complex="12pt"/>
    </style:style>
    <style:style style:name="P59" style:family="paragraph" style:parent-style-name="Table_20_Contents">
      <style:paragraph-properties fo:text-align="center" style:justify-single-word="false"/>
      <style:text-properties fo:font-size="12pt" officeooo:paragraph-rsid="00a220c3" style:font-size-asian="12pt" style:font-name-complex="Lohit Devanagari" style:font-size-complex="12pt"/>
    </style:style>
    <style:style style:name="P60" style:family="paragraph" style:parent-style-name="Table_20_Contents">
      <style:paragraph-properties fo:text-align="center" style:justify-single-word="false"/>
      <style:text-properties fo:font-size="12pt" officeooo:rsid="00945867" officeooo:paragraph-rsid="00945867" style:font-size-asian="12pt" style:font-name-complex="Lohit Devanagari" style:font-size-complex="12pt"/>
    </style:style>
    <style:style style:name="P61" style:family="paragraph" style:parent-style-name="Table_20_Contents">
      <style:paragraph-properties fo:text-align="center" style:justify-single-word="false"/>
      <style:text-properties fo:font-size="12pt" officeooo:rsid="009953fe" officeooo:paragraph-rsid="009953fe" style:font-size-asian="12pt" style:font-name-complex="Lohit Devanagari" style:font-size-complex="12pt"/>
    </style:style>
    <style:style style:name="P62" style:family="paragraph" style:parent-style-name="Table_20_Contents">
      <style:paragraph-properties fo:text-align="center" style:justify-single-word="false"/>
      <style:text-properties fo:font-size="12pt" officeooo:rsid="009953fe" officeooo:paragraph-rsid="009e3fb7" style:font-size-asian="12pt" style:font-name-complex="Lohit Devanagari" style:font-size-complex="12pt"/>
    </style:style>
    <style:style style:name="P63" style:family="paragraph" style:parent-style-name="Table_20_Contents">
      <style:paragraph-properties fo:text-align="center" style:justify-single-word="false"/>
      <style:text-properties fo:font-size="12pt" officeooo:rsid="009953fe" officeooo:paragraph-rsid="00a220c3" style:font-size-asian="12pt" style:font-name-complex="Lohit Devanagari" style:font-size-complex="12pt"/>
    </style:style>
    <style:style style:name="P64" style:family="paragraph" style:parent-style-name="Table_20_Contents">
      <style:paragraph-properties fo:text-align="center" style:justify-single-word="false"/>
      <style:text-properties fo:font-size="12pt" officeooo:rsid="00b6a0b5" officeooo:paragraph-rsid="00b6a0b5" style:font-size-asian="12pt" style:font-name-complex="Lohit Devanagari" style:font-size-complex="12pt"/>
    </style:style>
    <style:style style:name="P65" style:family="paragraph" style:parent-style-name="Table_20_Contents">
      <style:paragraph-properties fo:text-align="center" style:justify-single-word="false"/>
      <style:text-properties fo:font-size="12pt" officeooo:rsid="00b7bf6a" officeooo:paragraph-rsid="00b7bf6a" style:font-size-asian="12pt" style:font-name-complex="Lohit Devanagari" style:font-size-complex="12pt"/>
    </style:style>
    <style:style style:name="P66" style:family="paragraph" style:parent-style-name="Table_20_Contents">
      <style:paragraph-properties fo:text-align="center" style:justify-single-word="false"/>
      <style:text-properties fo:language="pt" fo:country="BR"/>
    </style:style>
    <style:style style:name="P67" style:family="paragraph" style:parent-style-name="Table_20_Contents">
      <style:text-properties officeooo:paragraph-rsid="009e3fb7"/>
    </style:style>
    <style:style style:name="P68" style:family="paragraph" style:parent-style-name="Table_20_Contents">
      <style:text-properties officeooo:paragraph-rsid="00a220c3"/>
    </style:style>
    <style:style style:name="P69" style:family="paragraph" style:parent-style-name="Table_20_Contents">
      <style:text-properties fo:font-weight="bold" officeooo:rsid="00b34e5d" officeooo:paragraph-rsid="00b34e5d" style:font-weight-asian="bold" style:font-weight-complex="bold"/>
    </style:style>
    <style:style style:name="P70" style:family="paragraph" style:parent-style-name="Table_20_Contents">
      <style:paragraph-properties fo:text-align="center" style:justify-single-word="false"/>
      <style:text-properties fo:font-weight="bold" officeooo:rsid="00bc47a0" officeooo:paragraph-rsid="00bc47a0" style:font-weight-asian="bold" style:font-weight-complex="bold"/>
    </style:style>
    <style:style style:name="P71" style:family="paragraph" style:parent-style-name="Table_20_Contents">
      <style:text-properties fo:font-weight="bold" officeooo:rsid="00bc47a0" officeooo:paragraph-rsid="00bc47a0" style:font-weight-asian="bold" style:font-weight-complex="bold"/>
    </style:style>
    <style:style style:name="P72" style:family="paragraph" style:parent-style-name="Table_20_Contents">
      <style:paragraph-properties fo:text-align="center" style:justify-single-word="false"/>
      <style:text-properties officeooo:rsid="00bc47a0" officeooo:paragraph-rsid="00bc47a0"/>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2df8f3"/>
    </style:style>
    <style:style style:name="T12" style:family="text">
      <style:text-properties officeooo:rsid="003114e7"/>
    </style:style>
    <style:style style:name="T13" style:family="text">
      <style:text-properties officeooo:rsid="00339488"/>
    </style:style>
    <style:style style:name="T14" style:family="text">
      <style:text-properties officeooo:rsid="0036a6f3"/>
    </style:style>
    <style:style style:name="T15" style:family="text">
      <style:text-properties officeooo:rsid="0038768f"/>
    </style:style>
    <style:style style:name="T16" style:family="text">
      <style:text-properties officeooo:rsid="003d0592"/>
    </style:style>
    <style:style style:name="T17" style:family="text">
      <style:text-properties officeooo:rsid="003da05f"/>
    </style:style>
    <style:style style:name="T18" style:family="text">
      <style:text-properties officeooo:rsid="0046526f"/>
    </style:style>
    <style:style style:name="T19" style:family="text">
      <style:text-properties officeooo:rsid="00480163"/>
    </style:style>
    <style:style style:name="T20" style:family="text">
      <style:text-properties fo:font-style="italic" officeooo:rsid="00480163" style:font-style-asian="italic" style:font-style-complex="italic"/>
    </style:style>
    <style:style style:name="T21" style:family="text">
      <style:text-properties officeooo:rsid="005220dc"/>
    </style:style>
    <style:style style:name="T22" style:family="text">
      <style:text-properties officeooo:rsid="0052b2ac"/>
    </style:style>
    <style:style style:name="T23" style:family="text">
      <style:text-properties officeooo:rsid="0052d45e"/>
    </style:style>
    <style:style style:name="T24" style:family="text">
      <style:text-properties officeooo:rsid="0052f6bb"/>
    </style:style>
    <style:style style:name="T25" style:family="text">
      <style:text-properties officeooo:rsid="0054483f"/>
    </style:style>
    <style:style style:name="T26" style:family="text">
      <style:text-properties officeooo:rsid="0056fc39"/>
    </style:style>
    <style:style style:name="T27" style:family="text">
      <style:text-properties officeooo:rsid="005879c6"/>
    </style:style>
    <style:style style:name="T28" style:family="text">
      <style:text-properties officeooo:rsid="00587f49"/>
    </style:style>
    <style:style style:name="T29" style:family="text">
      <style:text-properties officeooo:rsid="005c2f1b"/>
    </style:style>
    <style:style style:name="T30" style:family="text">
      <style:text-properties officeooo:rsid="005ec2e3"/>
    </style:style>
    <style:style style:name="T31" style:family="text">
      <style:text-properties officeooo:rsid="00634324"/>
    </style:style>
    <style:style style:name="T32" style:family="text">
      <style:text-properties officeooo:rsid="0065146d"/>
    </style:style>
    <style:style style:name="T33" style:family="text">
      <style:text-properties officeooo:rsid="0065cec5"/>
    </style:style>
    <style:style style:name="T34" style:family="text">
      <style:text-properties officeooo:rsid="00664f1b"/>
    </style:style>
    <style:style style:name="T35" style:family="text">
      <style:text-properties officeooo:rsid="00671f2e"/>
    </style:style>
    <style:style style:name="T36" style:family="text">
      <style:text-properties officeooo:rsid="0068b372"/>
    </style:style>
    <style:style style:name="T37" style:family="text">
      <style:text-properties officeooo:rsid="006c1e08"/>
    </style:style>
    <style:style style:name="T38" style:family="text">
      <style:text-properties officeooo:rsid="006f5956"/>
    </style:style>
    <style:style style:name="T39" style:family="text">
      <style:text-properties officeooo:rsid="00701ed9"/>
    </style:style>
    <style:style style:name="T40" style:family="text">
      <style:text-properties officeooo:rsid="00714e50"/>
    </style:style>
    <style:style style:name="T41" style:family="text">
      <style:text-properties officeooo:rsid="0076fe9c"/>
    </style:style>
    <style:style style:name="T42" style:family="text">
      <style:text-properties officeooo:rsid="0077d679"/>
    </style:style>
    <style:style style:name="T43" style:family="text">
      <style:text-properties officeooo:rsid="007a3a8a"/>
    </style:style>
    <style:style style:name="T44" style:family="text">
      <style:text-properties officeooo:rsid="007e3d26"/>
    </style:style>
    <style:style style:name="T45" style:family="text">
      <style:text-properties officeooo:rsid="007ed583"/>
    </style:style>
    <style:style style:name="T46" style:family="text">
      <style:text-properties officeooo:rsid="0082f056"/>
    </style:style>
    <style:style style:name="T47" style:family="text">
      <style:text-properties officeooo:rsid="008405a9"/>
    </style:style>
    <style:style style:name="T48" style:family="text">
      <style:text-properties officeooo:rsid="00840f38"/>
    </style:style>
    <style:style style:name="T49" style:family="text">
      <style:text-properties officeooo:rsid="00846c75"/>
    </style:style>
    <style:style style:name="T50" style:family="text">
      <style:text-properties officeooo:rsid="0086598c"/>
    </style:style>
    <style:style style:name="T51" style:family="text">
      <style:text-properties officeooo:rsid="00872f9e"/>
    </style:style>
    <style:style style:name="T52" style:family="text">
      <style:text-properties officeooo:rsid="008b2216"/>
    </style:style>
    <style:style style:name="T53" style:family="text">
      <style:text-properties officeooo:rsid="008b40f7"/>
    </style:style>
    <style:style style:name="T54" style:family="text">
      <style:text-properties officeooo:rsid="008e5452"/>
    </style:style>
    <style:style style:name="T55" style:family="text">
      <style:text-properties officeooo:rsid="008e92bd"/>
    </style:style>
    <style:style style:name="T56" style:family="text">
      <style:text-properties officeooo:rsid="008f5845"/>
    </style:style>
    <style:style style:name="T57" style:family="text">
      <style:text-properties officeooo:rsid="009ba7c0"/>
    </style:style>
    <style:style style:name="T58" style:family="text">
      <style:text-properties officeooo:rsid="009d3f17"/>
    </style:style>
    <style:style style:name="T59" style:family="text">
      <style:text-properties officeooo:rsid="009ff08d"/>
    </style:style>
    <style:style style:name="T60" style:family="text">
      <style:text-properties officeooo:rsid="00a220c3"/>
    </style:style>
    <style:style style:name="T61" style:family="text">
      <style:text-properties officeooo:rsid="00b1d252"/>
    </style:style>
    <style:style style:name="T62" style:family="text">
      <style:text-properties officeooo:rsid="00b495e2"/>
    </style:style>
    <style:style style:name="T63" style:family="text">
      <style:text-properties officeooo:rsid="00b64bd0"/>
    </style:style>
    <style:style style:name="T64" style:family="text">
      <style:text-properties officeooo:rsid="00c0601a"/>
    </style:style>
    <style:style style:name="T65" style:family="text">
      <style:text-properties officeooo:rsid="00c2444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1"/>
      <text:h text:style-name="P28" text:outline-level="1">Regras do Jogo</text:h>
      <text:p text:style-name="P2"/>
      <text:p text:style-name="P2">RPG <text:span text:style-name="T19">(</text:span><text:span text:style-name="T20">Role-Playing Game</text:span><text:span text:style-name="T19">)</text:span> é um jogo de contar histórias, como todo jogo ele tem um conjunto de regras para balancear as ações dos participantes, mas diferente de outros jogos não existem vencedores e perdedores. O sucesso de uma partida está na construção de bons enredos, elaborados coletivamente pelos jogadores e um mestre de jogo.</text:p>
      <text:p text:style-name="P2"/>
      <text:p text:style-name="P33"><text:span text:style-name="T41">A</text:span>s regras <text:span text:style-name="T41">são </text:span><text:span text:style-name="T42">apresentadas em duas partes, termos e mecânicas do jogo. <text:s/></text:span><text:span text:style-name="T44">Os termos definem</text:span> os elementos <text:span text:style-name="T41">e </text:span><text:span text:style-name="T42">as </text:span><text:span text:style-name="T41">estruturas </text:span><text:span text:style-name="T44">do</text:span> <text:span text:style-name="T45">jogo</text:span>. <text:span text:style-name="T44">As</text:span> mecânicas <text:span text:style-name="T42">explicam </text:span>como<text:span text:style-name="T43"> </text:span><text:span text:style-name="T45">esses elementos e estruturas </text:span><text:span text:style-name="T46">são utilizados </text:span><text:span text:style-name="T47">nas</text:span><text:span text:style-name="T45"> partida</text:span><text:span text:style-name="T47">s</text:span><text:span text:style-name="T45"> de</text:span><text:span text:style-name="T48">sse jogo de</text:span><text:span text:style-name="T45"> RPG.</text:span></text:p>
      <text:p text:style-name="P2"/>
      <text:h text:style-name="P29" text:outline-level="2">Termos do Jogo</text:h>
      <text:p text:style-name="P2"/>
      <text:p text:style-name="P2">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2"/>
      <text:h text:style-name="P30" text:outline-level="3">Mestre</text:h>
      <text:p text:style-name="P2"/>
      <text:p text:style-name="P2">Guiar a história é responsabilidade do mestre de jogo (mestre), ele tem como objetivo dar vida a lugares, descrever os acontecimentos, elaborar os desafios, motivar a exploração, engajando os jogadores a participar ativamente da trama. </text:p>
      <text:p text:style-name="P2"/>
      <text:p text:style-name="P2">Em uma partida de RPG o mestre usará um cenário onde a história irá se desenrolar, com florestas, estradas sombrias, vilarejos, personagens e todos as coisas necessárias para que o mestre guie a história em conjunto com os jogadores.</text:p>
      <text:p text:style-name="P2"/>
      <text:p text:style-name="P2">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2"><text:soft-page-break/></text:p>
      <text:h text:style-name="P30" text:outline-level="3">Jogadores</text:h>
      <text:p text:style-name="P2"/>
      <text:p text:style-name="P2">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2"/>
      <text:h text:style-name="P30" text:outline-level="3">Materiais</text:h>
      <text:p text:style-name="P2"/>
      <text:p text:style-name="P2">Os materiais usados neste jogo serão: este livro, papeis, lápis, canetas, dados de seis lados (d6). Opcionalmente o mestre pode usar materiais adicionais como mapas, miniaturas, cartas, o que ele precisar para tornar o jogo mais atrativo.</text:p>
      <text:p text:style-name="P2"/>
      <text:h text:style-name="P30" text:outline-level="3">Personagens</text:h>
      <text:p text:style-name="P2"/>
      <text:p text:style-name="P3">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2"/>
      <text:p text:style-name="P2">Os personagens são criados usando <text:span text:style-name="T11">fichas</text:span> de personagens, <text:span text:style-name="T1">que</text:span> descrevem suas características. Os personagens usados pelo mestre que não se envolveram em situações de confronto não precisam de uma ficha, uma breve descrição do personagem feita pelo mestre é suficiente na maioria das vezes. O mestre também pode criar fichas simplificadas só para resolver impasses específicos.</text:p>
      <text:p text:style-name="P2"/>
      <text:p text:style-name="P2">As fichas <text:span text:style-name="T52">de personagem</text:span> contêm os seguintes campos: uma lista de traços <text:span text:style-name="T1">que são características</text:span> <text:span text:style-name="T13">do</text:span> personage<text:span text:style-name="T2">m</text:span>; uma lista de efeitos <text:span text:style-name="T2">que </text:span><text:span text:style-name="T13">atribuem</text:span><text:span text:style-name="T2"> condições ao personagem</text:span>; uma lista de equipamentos que <text:span text:style-name="T2">o personagem carrega</text:span> consigo; o nome do personagem; e uma breve descrição a respeito <text:span text:style-name="T2">dele</text:span>.</text:p>
      <text:p text:style-name="P2"/>
      <text:p text:style-name="P20"><text:soft-page-break/>Ficha <text:sequence text:ref-name="refFicha0" text:name="Ficha" text:formula="ooow:Ficha+1" style:num-format="1">1</text:sequence>: Ficha de Personagem</text:p>
      <text:p text:style-name="P21">Frente</text:p>
      <table:table table:name="Desenho-do-Personagem" table:style-name="Desenho-do-Personagem">
        <table:table-column table:style-name="Desenho-do-Personagem.A"/>
        <table:table-row>
          <table:table-cell table:style-name="Desenho-do-Personagem.A1" office:value-type="string">
            <text:p text:style-name="P57"/>
          </table:table-cell>
        </table:table-row>
        <table:table-row>
          <table:table-cell table:style-name="Desenho-do-Personagem.A2" office:value-type="string">
            <text:p text:style-name="P57"/>
          </table:table-cell>
        </table:table-row>
        <table:table-row>
          <table:table-cell table:style-name="Desenho-do-Personagem.A2" office:value-type="string">
            <text:p text:style-name="P57"/>
          </table:table-cell>
        </table:table-row>
        <table:table-row>
          <table:table-cell table:style-name="Desenho-do-Personagem.A2" office:value-type="string">
            <text:p text:style-name="P57"/>
          </table:table-cell>
        </table:table-row>
        <table:table-row>
          <table:table-cell table:style-name="Desenho-do-Personagem.A5" office:value-type="string">
            <text:p text:style-name="P60">Desenho do Personagem</text:p>
          </table:table-cell>
        </table:table-row>
        <table:table-row>
          <table:table-cell table:style-name="Desenho-do-Personagem.A2" office:value-type="string">
            <text:p text:style-name="P64">Opcional.</text:p>
          </table:table-cell>
        </table:table-row>
        <table:table-row>
          <table:table-cell table:style-name="Desenho-do-Personagem.A2" office:value-type="string">
            <text:p text:style-name="P57"/>
          </table:table-cell>
        </table:table-row>
        <table:table-row>
          <table:table-cell table:style-name="Desenho-do-Personagem.A2" office:value-type="string">
            <text:p text:style-name="P57"/>
          </table:table-cell>
        </table:table-row>
        <table:table-row>
          <table:table-cell table:style-name="Desenho-do-Personagem.A2" office:value-type="string">
            <text:p text:style-name="P57"/>
          </table:table-cell>
        </table:table-row>
        <table:table-row>
          <table:table-cell table:style-name="Desenho-do-Personagem.A10" office:value-type="string">
            <text:p text:style-name="P57"/>
          </table:table-cell>
        </table:table-row>
      </table:table>
      <text:p text:style-name="P21">Verso</text:p>
      <table:table table:name="Ficha-de-Personagem" table:style-name="Ficha-de-Personagem">
        <table:table-column table:style-name="Ficha-de-Personagem.A" table:number-columns-repeated="2"/>
        <table:table-column table:style-name="Ficha-de-Personagem.C"/>
        <table:table-row table:style-name="Ficha-de-Personagem.1">
          <table:table-cell table:style-name="Ficha-de-Personagem.A1" office:value-type="string">
            <text:p text:style-name="P12">Traços</text:p>
          </table:table-cell>
          <table:table-cell table:style-name="Ficha-de-Personagem.A1" office:value-type="string">
            <text:p text:style-name="P12">Equipamentos</text:p>
          </table:table-cell>
          <table:table-cell table:style-name="Ficha-de-Personagem.C1" office:value-type="string">
            <text:p text:style-name="P12">Efeitos</text:p>
          </table:table-cell>
        </table:table-row>
        <table:table-row table:style-name="Ficha-de-Personagem.1">
          <table:table-cell table:style-name="Ficha-de-Personagem.A2" office:value-type="string">
            <text:p text:style-name="P13"/>
          </table:table-cell>
          <table:table-cell table:style-name="Ficha-de-Personagem.A2" office:value-type="string">
            <text:p text:style-name="P13"/>
          </table:table-cell>
          <table:table-cell table:style-name="Ficha-de-Personagem.C2" office:value-type="string">
            <text:p text:style-name="P13"/>
          </table:table-cell>
        </table:table-row>
        <table:table-row table:style-name="Ficha-de-Personagem.1">
          <table:table-cell table:style-name="Ficha-de-Personagem.A3" office:value-type="string">
            <text:p text:style-name="P13"/>
          </table:table-cell>
          <table:table-cell table:style-name="Ficha-de-Personagem.A3" office:value-type="string">
            <text:p text:style-name="P13"/>
          </table:table-cell>
          <table:table-cell table:style-name="Ficha-de-Personagem.C3" office:value-type="string">
            <text:p text:style-name="P13"/>
          </table:table-cell>
        </table:table-row>
        <table:table-row table:style-name="Ficha-de-Personagem.1">
          <table:table-cell table:style-name="Ficha-de-Personagem.A3" office:value-type="string">
            <text:p text:style-name="P13"/>
          </table:table-cell>
          <table:table-cell table:style-name="Ficha-de-Personagem.A3" office:value-type="string">
            <text:p text:style-name="P13"/>
          </table:table-cell>
          <table:table-cell table:style-name="Ficha-de-Personagem.C3" office:value-type="string">
            <text:p text:style-name="P13"/>
          </table:table-cell>
        </table:table-row>
        <table:table-row table:style-name="Ficha-de-Personagem.1">
          <table:table-cell table:style-name="Ficha-de-Personagem.A3" office:value-type="string">
            <text:p text:style-name="P13"/>
          </table:table-cell>
          <table:table-cell table:style-name="Ficha-de-Personagem.A3" office:value-type="string">
            <text:p text:style-name="P13"/>
          </table:table-cell>
          <table:table-cell table:style-name="Ficha-de-Personagem.C3" office:value-type="string">
            <text:p text:style-name="P13"/>
          </table:table-cell>
        </table:table-row>
        <table:table-row table:style-name="Ficha-de-Personagem.1">
          <table:table-cell table:style-name="Ficha-de-Personagem.A3" office:value-type="string">
            <text:p text:style-name="P13"/>
          </table:table-cell>
          <table:table-cell table:style-name="Ficha-de-Personagem.A3" office:value-type="string">
            <text:p text:style-name="P13"/>
          </table:table-cell>
          <table:table-cell table:style-name="Ficha-de-Personagem.C3" office:value-type="string">
            <text:p text:style-name="P13"/>
          </table:table-cell>
        </table:table-row>
        <table:table-row table:style-name="Ficha-de-Personagem.1">
          <table:table-cell table:style-name="Ficha-de-Personagem.A3" office:value-type="string">
            <text:p text:style-name="P13"/>
          </table:table-cell>
          <table:table-cell table:style-name="Ficha-de-Personagem.A3" office:value-type="string">
            <text:p text:style-name="P13"/>
          </table:table-cell>
          <table:table-cell table:style-name="Ficha-de-Personagem.C3" office:value-type="string">
            <text:p text:style-name="P13"/>
          </table:table-cell>
        </table:table-row>
        <table:table-row table:style-name="Ficha-de-Personagem.1">
          <table:table-cell table:style-name="Ficha-de-Personagem.A3" office:value-type="string">
            <text:p text:style-name="P13"/>
          </table:table-cell>
          <table:table-cell table:style-name="Ficha-de-Personagem.A3" office:value-type="string">
            <text:p text:style-name="P13"/>
          </table:table-cell>
          <table:table-cell table:style-name="Ficha-de-Personagem.C3" office:value-type="string">
            <text:p text:style-name="P13"/>
          </table:table-cell>
        </table:table-row>
        <table:table-row table:style-name="Ficha-de-Personagem.1">
          <table:table-cell table:style-name="Ficha-de-Personagem.A9" office:value-type="string">
            <text:p text:style-name="P13"/>
          </table:table-cell>
          <table:table-cell table:style-name="Ficha-de-Personagem.A9" office:value-type="string">
            <text:p text:style-name="P13"/>
          </table:table-cell>
          <table:table-cell table:style-name="Ficha-de-Personagem.C9" office:value-type="string">
            <text:p text:style-name="P13"/>
          </table:table-cell>
        </table:table-row>
        <table:table-row table:style-name="Ficha-de-Personagem.1">
          <table:table-cell table:style-name="Ficha-de-Personagem.A10" office:value-type="string">
            <text:p text:style-name="P11">Nome. </text:p>
          </table:table-cell>
          <table:table-cell table:style-name="Ficha-de-Personagem.B10" table:number-columns-spanned="2" office:value-type="string">
            <text:p text:style-name="P11">Descrição. </text:p>
          </table:table-cell>
          <table:covered-table-cell/>
        </table:table-row>
      </table:table>
      <text:p text:style-name="P43"/>
      <text:h text:style-name="P30" text:outline-level="3">Ações e Reações</text:h>
      <text:p text:style-name="P4"/>
      <text:p text:style-name="P5">Os personagens realizam diferentes ações durante a história, no geral o mestre descreve os cenários e o que está acontecendo ao redor e os jogadores decidem como seus personagens iram agir em relação ao que está ocorrendo. As ações <text:soft-page-break/>que os personagens realizam <text:span text:style-name="T5">são sempre bem sucedidas a menos que uma reação </text:span><text:span text:style-name="T32">de imposição </text:span><text:span text:style-name="T5">aconteça, exigindo um teste para definir se o resultado da ação será positivo ou negativo para o personagem que </text:span><text:span text:style-name="T12">propôs</text:span><text:span text:style-name="T6"> a açã</text:span><text:span text:style-name="T7">o</text:span><text:span text:style-name="T5">.</text:span></text:p>
      <text:p text:style-name="P5"/>
      <text:p text:style-name="P14">As reações são usadas <text:span text:style-name="T31">com duas finalidades:</text:span> para tentar evitar que uma ação se concretize, <text:span text:style-name="T31">e para tentar fortalecer uma ação aumentando sua chance de sucesso. Uma reação pode ser usada contra qualquer</text:span> açã<text:span text:style-name="T33">o</text:span>, <text:span text:style-name="T31">não importa se o alvo da ação é </text:span>o próprio personagem que está realizando a reação, algum outro personagem , ou <text:span text:style-name="T31">algum</text:span> desafio da história.</text:p>
      <text:p text:style-name="P5"/>
      <text:h text:style-name="P31" text:outline-level="3">Cenas de Jogo</text:h>
      <text:p text:style-name="P6"/>
      <text:p text:style-name="P6">No decorrer da história se dois ou mais personagens pretendem agir simultaneamente em uma curta janela de tempo, será iniciada uma cena de jogo para definir como as ações e reações dos personagens serão <text:span text:style-name="T16">organizadas</text:span>. <text:span text:style-name="T14">A cena de jogo é dividida em rodadas, nas quais cada personagem terá direito a realizar uma ação e uma reação. O momento em que um personagem está realizando uma ação é chama</text:span><text:span text:style-name="T15">do</text:span><text:span text:style-name="T14"> de turno, e a ordem </text:span><text:span text:style-name="T17">dos</text:span><text:span text:style-name="T14"> turnos de cada personagem é definida </text:span><text:span text:style-name="T15">por uma disputa de </text:span><text:span text:style-name="T49">atenção e reflexo</text:span><text:span text:style-name="T14">. </text:span><text:span text:style-name="T27">Cada personagem realiza </text:span><text:span text:style-name="T29">durante a rodada, uma ação durante o seu turno</text:span><text:span text:style-name="T27"> e </text:span><text:span text:style-name="T29">uma</text:span><text:span text:style-name="T27"> reação durante </text:span><text:span text:style-name="T29">o</text:span><text:span text:style-name="T27"> turno de </text:span><text:span text:style-name="T28">algum outro</text:span><text:span text:style-name="T27"> personage</text:span><text:span text:style-name="T29">m</text:span><text:span text:style-name="T27">.</text:span></text:p>
      <text:p text:style-name="P7"/>
      <text:h text:style-name="P30" text:outline-level="3">Teste<text:span text:style-name="T18">s e Resultados</text:span></text:h>
      <text:p text:style-name="P8"/>
      <text:p text:style-name="P14">F<text:span text:style-name="T39">alar que sempre tem 1d6 e 1 ponto de dificuldade .</text:span></text:p>
      <text:p text:style-name="P8"/>
      <text:h text:style-name="P30" text:outline-level="3">Impacto <text:span text:style-name="T18">e </text:span>Dificuldade</text:h>
      <text:p text:style-name="P4"/>
      <text:p text:style-name="P18"><text:span text:style-name="T38">Cada </text:span>impacto pode adicionar um d6 ao teste, ou pode aumentar um ponto da dificuldade do teste, um impacto não adiciona dado e dificuldade ao me<text:span text:style-name="T40">sm</text:span>o tempo <text:span text:style-name="T40">ao</text:span><text:span text:style-name="T38"> teste</text:span>. </text:p>
      <text:p text:style-name="P4"/>
      <text:p text:style-name="P17">Cada traço e equipamento de um personagem pode causar somente um impacto em cada teste, quais traços e equipamentos devem ser considerados em uma ação ou reação vai depender da história. Os jogadores <text:span text:style-name="T37">sugerem</text:span> impactos, e o mestre pode contestar <text:span text:style-name="T37">caso ele entenda que esses impactos não são coerentes com a história</text:span>. </text:p>
      <text:p text:style-name="P4"/>
      <text:h text:style-name="P30" text:outline-level="3"><text:soft-page-break/>Traços</text:h>
      <text:p text:style-name="P8"/>
      <text:p text:style-name="P35">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35"/>
      <text:p text:style-name="P36">Os traços são definidos usando fichas de traços, <text:span text:style-name="T53">elas contêm os campos: nome do traço e </text:span><text:span text:style-name="T58">sua </text:span><text:span text:style-name="T53">descrição que detalha como esse traço influência as características do personagem.</text:span></text:p>
      <text:p text:style-name="P36"/>
      <text:p text:style-name="P20">Ficha <text:sequence text:ref-name="refFicha1" text:name="Ficha" text:formula="ooow:Ficha+1" style:num-format="1">2</text:sequence>: Ficha de Traço</text:p>
      <text:p text:style-name="P22">Frente</text:p>
      <table:table table:name="Desenho-do-Traço" table:style-name="Desenho-do-Traço">
        <table:table-column table:style-name="Desenho-do-Traço.A"/>
        <table:table-row table:style-name="Desenho-do-Traço.1">
          <table:table-cell table:style-name="Desenho-do-Traço.A1" office:value-type="string">
            <text:p text:style-name="P57"/>
          </table:table-cell>
        </table:table-row>
        <table:table-row table:style-name="Desenho-do-Traço.1">
          <table:table-cell table:style-name="Desenho-do-Traço.A2" office:value-type="string">
            <text:p text:style-name="P57"/>
          </table:table-cell>
        </table:table-row>
        <table:table-row table:style-name="Desenho-do-Traço.1">
          <table:table-cell table:style-name="Desenho-do-Traço.A2" office:value-type="string">
            <text:p text:style-name="P61">Desenho do Traço</text:p>
          </table:table-cell>
        </table:table-row>
        <table:table-row table:style-name="Desenho-do-Traço.1">
          <table:table-cell table:style-name="Desenho-do-Traço.A2" office:value-type="string">
            <text:p text:style-name="P65">Opcional.</text:p>
          </table:table-cell>
        </table:table-row>
        <table:table-row table:style-name="Desenho-do-Traço.1">
          <table:table-cell table:style-name="Desenho-do-Traço.A2" office:value-type="string">
            <text:p text:style-name="P57"/>
          </table:table-cell>
        </table:table-row>
        <table:table-row table:style-name="Desenho-do-Traço.1">
          <table:table-cell table:style-name="Desenho-do-Traço.A6" office:value-type="string">
            <text:p text:style-name="P57"/>
          </table:table-cell>
        </table:table-row>
      </table:table>
      <text:p text:style-name="P22">Verso</text:p>
      <table:table table:name="Ficha-de-Traço" table:style-name="Ficha-de-Traço">
        <table:table-column table:style-name="Ficha-de-Traço.A"/>
        <table:table-row table:style-name="Ficha-de-Traço.1">
          <table:table-cell table:style-name="Ficha-de-Traço.A1" office:value-type="string">
            <text:p text:style-name="P52">Nome. </text:p>
          </table:table-cell>
        </table:table-row>
        <table:table-row table:style-name="Ficha-de-Traço.1">
          <table:table-cell table:style-name="Ficha-de-Traço.A2" office:value-type="string">
            <text:p text:style-name="P51">Descrição. </text:p>
          </table:table-cell>
        </table:table-row>
        <table:table-row table:style-name="Ficha-de-Traço.1">
          <table:table-cell table:style-name="Ficha-de-Traço.A2" office:value-type="string">
            <text:p text:style-name="Table_20_Contents"/>
          </table:table-cell>
        </table:table-row>
        <table:table-row table:style-name="Ficha-de-Traço.1">
          <table:table-cell table:style-name="Ficha-de-Traço.A2" office:value-type="string">
            <text:p text:style-name="Table_20_Contents"/>
          </table:table-cell>
        </table:table-row>
        <table:table-row table:style-name="Ficha-de-Traço.1">
          <table:table-cell table:style-name="Ficha-de-Traço.A2" office:value-type="string">
            <text:p text:style-name="Table_20_Contents"/>
          </table:table-cell>
        </table:table-row>
        <table:table-row table:style-name="Ficha-de-Traço.1">
          <table:table-cell table:style-name="Ficha-de-Traço.A6" office:value-type="string">
            <text:p text:style-name="Table_20_Contents"/>
          </table:table-cell>
        </table:table-row>
      </table:table>
      <text:p text:style-name="P40"/>
      <text:h text:style-name="P30" text:outline-level="3">Equipamentos</text:h>
      <text:p text:style-name="P8"/>
      <text:p text:style-name="P15">Os equipamentos são as coisas <text:span text:style-name="T35">que um personagem carrega consigo, eles permitindo que o personagem realize tarefas que antes não eram difíceis ou até mesmo possíveis. Cada equipamento </text:span><text:span text:style-name="T36">pode causar impacto as ações e reações.</text:span></text:p>
      <text:p text:style-name="P15"><text:soft-page-break/></text:p>
      <text:p text:style-name="P16"><text:span text:style-name="T54">Quantos </text:span>equipamentos um personagem pode carregar é definido pela coerência, normalmente um personagem não pode usar duas armaduras ao mesmo tempo, na duvida o mestre tem define o que é ou não coerente no contexto da história.</text:p>
      <text:p text:style-name="P8"/>
      <text:p text:style-name="P37"><text:span text:style-name="T54">Cada equipamento é</text:span> definido usando <text:span text:style-name="T54">uma </text:span>ficha de <text:span text:style-name="T54">equipamento</text:span>, <text:span text:style-name="T53">elas contêm os campos: nome do </text:span><text:span text:style-name="T54">equipamento</text:span><text:span text:style-name="T53"> e descrição </text:span><text:span text:style-name="T56">detalhada de</text:span><text:span text:style-name="T53"> como esse </text:span><text:span text:style-name="T54">equipamento</text:span><text:span text:style-name="T53"> </text:span><text:span text:style-name="T55">funciona </text:span><text:span text:style-name="T56">e suas características</text:span><text:span text:style-name="T53">.</text:span></text:p>
      <text:p text:style-name="P37"/>
      <text:p text:style-name="P26">Ficha <text:sequence text:ref-name="refFicha2" text:name="Ficha" text:formula="ooow:Ficha+1" style:num-format="1">3</text:sequence>: Ficha de <text:span text:style-name="T54">Equipamento</text:span></text:p>
      <text:p text:style-name="P23">Frente</text:p>
      <table:table table:name="Desenho-do-Equipamento" table:style-name="Desenho-do-Equipamento">
        <table:table-column table:style-name="Desenho-do-Equipamento.A"/>
        <table:table-row table:style-name="Desenho-do-Equipamento.1">
          <table:table-cell table:style-name="Desenho-do-Equipamento.A1" office:value-type="string">
            <text:p text:style-name="P58"/>
          </table:table-cell>
        </table:table-row>
        <table:table-row table:style-name="Desenho-do-Equipamento.1">
          <table:table-cell table:style-name="Desenho-do-Equipamento.A2" office:value-type="string">
            <text:p text:style-name="P58"/>
          </table:table-cell>
        </table:table-row>
        <table:table-row table:style-name="Desenho-do-Equipamento.1">
          <table:table-cell table:style-name="Desenho-do-Equipamento.A2" office:value-type="string">
            <text:p text:style-name="P62">Desenho do <text:span text:style-name="T59">Equipamento</text:span></text:p>
          </table:table-cell>
        </table:table-row>
        <table:table-row table:style-name="Desenho-do-Equipamento.1">
          <table:table-cell table:style-name="Desenho-do-Equipamento.A2" office:value-type="string">
            <text:p text:style-name="P65">Opcional.</text:p>
          </table:table-cell>
        </table:table-row>
        <table:table-row table:style-name="Desenho-do-Equipamento.1">
          <table:table-cell table:style-name="Desenho-do-Equipamento.A2" office:value-type="string">
            <text:p text:style-name="P58"/>
          </table:table-cell>
        </table:table-row>
        <table:table-row table:style-name="Desenho-do-Equipamento.1">
          <table:table-cell table:style-name="Desenho-do-Equipamento.A6" office:value-type="string">
            <text:p text:style-name="P58"/>
          </table:table-cell>
        </table:table-row>
      </table:table>
      <text:p text:style-name="P23">Verso</text:p>
      <table:table table:name="Ficha-de-Equipamento" table:style-name="Ficha-de-Equipamento">
        <table:table-column table:style-name="Ficha-de-Equipamento.A"/>
        <table:table-row table:style-name="Ficha-de-Equipamento.1">
          <table:table-cell table:style-name="Ficha-de-Equipamento.A1" office:value-type="string">
            <text:p text:style-name="P53">Nome. </text:p>
          </table:table-cell>
        </table:table-row>
        <table:table-row table:style-name="Ficha-de-Equipamento.1">
          <table:table-cell table:style-name="Ficha-de-Equipamento.A2" office:value-type="string">
            <text:p text:style-name="P55">Descrição. </text:p>
          </table:table-cell>
        </table:table-row>
        <table:table-row table:style-name="Ficha-de-Equipamento.1">
          <table:table-cell table:style-name="Ficha-de-Equipamento.A2" office:value-type="string">
            <text:p text:style-name="P67"/>
          </table:table-cell>
        </table:table-row>
        <table:table-row table:style-name="Ficha-de-Equipamento.1">
          <table:table-cell table:style-name="Ficha-de-Equipamento.A2" office:value-type="string">
            <text:p text:style-name="P67"/>
          </table:table-cell>
        </table:table-row>
        <table:table-row table:style-name="Ficha-de-Equipamento.1">
          <table:table-cell table:style-name="Ficha-de-Equipamento.A2" office:value-type="string">
            <text:p text:style-name="P67"/>
          </table:table-cell>
        </table:table-row>
        <table:table-row table:style-name="Ficha-de-Equipamento.1">
          <table:table-cell table:style-name="Ficha-de-Equipamento.A6" office:value-type="string">
            <text:p text:style-name="P67"/>
          </table:table-cell>
        </table:table-row>
      </table:table>
      <text:p text:style-name="P25"/>
      <text:h text:style-name="P30" text:outline-level="3" text:is-list-header="true">Efeitos</text:h>
      <text:p text:style-name="P8"/>
      <text:p text:style-name="P10"><text:span text:style-name="T34">Os efeitos s</text:span>ão condições que afetam os personagens, <text:span text:style-name="T21">de modo temporário como: ferimento leve, confusão, exaustão, concentração. </text:span><text:span text:style-name="T24">O</text:span><text:span text:style-name="T21">s efeitos </text:span><text:span text:style-name="T24">interferem no jogo e podem ser</text:span><text:span text:style-name="T21"> tanto positivos como negativos</text:span><text:span text:style-name="T22">, </text:span><text:span text:style-name="T24">eles</text:span><text:span text:style-name="T21"> </text:span><text:span text:style-name="T24">causam</text:span><text:span text:style-name="T21"> impactos </text:span><text:span text:style-name="T30">n</text:span><text:span text:style-name="T21">as </text:span><text:soft-page-break/><text:span text:style-name="T21">jogadas de teste, e </text:span><text:span text:style-name="T24">condicionam</text:span><text:span text:style-name="T22"> a </text:span><text:span text:style-name="T23">possibilidade de </text:span><text:span text:style-name="T22">realiza</text:span><text:span text:style-name="T23">r </text:span><text:span text:style-name="T24">ou não</text:span><text:span text:style-name="T22"> </text:span><text:span text:style-name="T25">realizar </text:span><text:span text:style-name="T22">determinadas ações </text:span><text:span text:style-name="T26">e reações</text:span><text:span text:style-name="T21">. </text:span></text:p>
      <text:p text:style-name="P10"/>
      <text:p text:style-name="P10"><text:span text:style-name="T57">Todos o</text:span><text:span text:style-name="T27">s efeitos são adicionados ou removidos como resultado de ações dos personagens e de eventos que ocorrem durante a história, </text:span><text:span text:style-name="T35">r</text:span><text:span text:style-name="T27">eações não causam ou removem efeitos. </text:span><text:span text:style-name="T35">Cada efeito só pode estar aplicado uma vez em cada personagem, um personagem confuso não recebe outro efeito confuso, mas um personagem pode ser afetado por efeitos diferentes ao mesmo tempo como confusão e ferimento leve. </text:span></text:p>
      <text:p text:style-name="P10"/>
      <text:p text:style-name="P38"><text:span text:style-name="T58">Os efeitos</text:span> são definidos usando fichas de <text:span text:style-name="T58">efeitos</text:span>, <text:span text:style-name="T53">elas contêm os campos: nome do </text:span><text:span text:style-name="T58">efeito</text:span><text:span text:style-name="T53"> e descrição do </text:span><text:span text:style-name="T58">detalhada de</text:span><text:span text:style-name="T53"> como esse </text:span><text:span text:style-name="T58">efeito</text:span><text:span text:style-name="T53"> influência as </text:span><text:span text:style-name="T58">ações e reações</text:span><text:span text:style-name="T53"> do personagem.</text:span></text:p>
      <text:p text:style-name="P38"/>
      <text:p text:style-name="P27">Ficha <text:sequence text:ref-name="refFicha3" text:name="Ficha" text:formula="ooow:Ficha+1" style:num-format="1">4</text:sequence>: Ficha de <text:span text:style-name="T60">Efeito</text:span></text:p>
      <text:p text:style-name="P24">Frente</text:p>
      <table:table table:name="Desenho-do-Efeito" table:style-name="Desenho-do-Efeito">
        <table:table-column table:style-name="Desenho-do-Efeito.A"/>
        <table:table-row table:style-name="Desenho-do-Efeito.1">
          <table:table-cell table:style-name="Desenho-do-Efeito.A1" office:value-type="string">
            <text:p text:style-name="P59"/>
          </table:table-cell>
        </table:table-row>
        <table:table-row table:style-name="Desenho-do-Efeito.1">
          <table:table-cell table:style-name="Desenho-do-Efeito.A2" office:value-type="string">
            <text:p text:style-name="P59"/>
          </table:table-cell>
        </table:table-row>
        <table:table-row table:style-name="Desenho-do-Efeito.1">
          <table:table-cell table:style-name="Desenho-do-Efeito.A2" office:value-type="string">
            <text:p text:style-name="P63">Desenho do <text:span text:style-name="T60">Efeito</text:span></text:p>
          </table:table-cell>
        </table:table-row>
        <table:table-row table:style-name="Desenho-do-Efeito.1">
          <table:table-cell table:style-name="Desenho-do-Efeito.A2" office:value-type="string">
            <text:p text:style-name="P65">Opcional.</text:p>
          </table:table-cell>
        </table:table-row>
        <table:table-row table:style-name="Desenho-do-Efeito.1">
          <table:table-cell table:style-name="Desenho-do-Efeito.A2" office:value-type="string">
            <text:p text:style-name="P59"/>
          </table:table-cell>
        </table:table-row>
        <table:table-row table:style-name="Desenho-do-Efeito.1">
          <table:table-cell table:style-name="Desenho-do-Efeito.A6" office:value-type="string">
            <text:p text:style-name="P59"/>
          </table:table-cell>
        </table:table-row>
      </table:table>
      <text:p text:style-name="P24">Verso</text:p>
      <table:table table:name="Ficha-de-Efeito" table:style-name="Ficha-de-Efeito">
        <table:table-column table:style-name="Ficha-de-Efeito.A"/>
        <table:table-row table:style-name="Ficha-de-Efeito.1">
          <table:table-cell table:style-name="Ficha-de-Efeito.A1" office:value-type="string">
            <text:p text:style-name="P54">Nome. </text:p>
          </table:table-cell>
        </table:table-row>
        <table:table-row table:style-name="Ficha-de-Efeito.1">
          <table:table-cell table:style-name="Ficha-de-Efeito.A2" office:value-type="string">
            <text:p text:style-name="P56">Descrição. </text:p>
          </table:table-cell>
        </table:table-row>
        <table:table-row table:style-name="Ficha-de-Efeito.1">
          <table:table-cell table:style-name="Ficha-de-Efeito.A2" office:value-type="string">
            <text:p text:style-name="P68"/>
          </table:table-cell>
        </table:table-row>
        <table:table-row table:style-name="Ficha-de-Efeito.1">
          <table:table-cell table:style-name="Ficha-de-Efeito.A2" office:value-type="string">
            <text:p text:style-name="P68"/>
          </table:table-cell>
        </table:table-row>
        <table:table-row table:style-name="Ficha-de-Efeito.1">
          <table:table-cell table:style-name="Ficha-de-Efeito.A2" office:value-type="string">
            <text:p text:style-name="P68"/>
          </table:table-cell>
        </table:table-row>
        <table:table-row table:style-name="Ficha-de-Efeito.1">
          <table:table-cell table:style-name="Ficha-de-Efeito.A6" office:value-type="string">
            <text:p text:style-name="P68"/>
          </table:table-cell>
        </table:table-row>
      </table:table>
      <text:p text:style-name="P42"/>
      <text:h text:style-name="P29" text:outline-level="2">Mecânicas do Jogo</text:h>
      <text:p text:style-name="P19"/>
      <text:p text:style-name="P34"><text:soft-page-break/>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51">influenciando na história</text:span>. <text:span text:style-name="T51">Elas</text:span> estabelecem diretrizes para <text:span text:style-name="T51">o mestre e para os jogadores. </text:span></text:p>
      <text:p text:style-name="P2"/>
      <text:h text:style-name="P30" text:outline-level="3">Criação de Personagens</text:h>
      <text:p text:style-name="P2"/>
      <text:p text:style-name="P2"/>
      <text:p text:style-name="P2"/>
      <text:h text:style-name="P30" text:outline-level="3">Evolução dos Personagens</text:h>
      <text:p text:style-name="P2"/>
      <text:p text:style-name="P2"/>
      <text:h text:style-name="Heading_20_3" text:outline-level="3">Jogando Dados</text:h>
      <text:p text:style-name="P2"/>
      <text:p text:style-name="P46">Os jogadores preferencialmente jogam os dados, os valores cinco e seis no resultado de uma jogada do dado é um sucesso no dado. Já os valores quatro, três, dois e um <text:span text:style-name="T61">no resultado de uma</text:span> jogada do dado é considerado como uma falha no dado.</text:p>
      <text:p text:style-name="P44"/>
      <table:table table:name="Prioridade-nos-Dados" table:style-name="Prioridade-nos-Dados">
        <table:table-column table:style-name="Prioridade-nos-Dados.A"/>
        <table:table-row>
          <table:table-cell table:style-name="Prioridade-nos-Dados.A1" office:value-type="string">
            <text:p text:style-name="P69">Prioridade na jogada dos dados:</text:p>
          </table:table-cell>
        </table:table-row>
        <table:table-row>
          <table:table-cell table:style-name="Prioridade-nos-Dados.A2" office:value-type="string">
            <text:p text:style-name="P45">Ação do Jogador → Reação do Jogador → Ação ou Reação do Mestre</text:p>
          </table:table-cell>
        </table:table-row>
      </table:table>
      <text:p text:style-name="P44"/>
      <text:p text:style-name="P47">Um jogador realizando uma ação e outro jogador <text:span text:style-name="T63">ou o mestre respondendo com </text:span><text:s/>uma reação, o jogador que faz a ação joga os dados.</text:p>
      <text:p text:style-name="P48"/>
      <text:p text:style-name="P49">O mestre realizando uma ação e um jogador respondendo com uma reação, <text:span text:style-name="T62">o jogador que faz a </text:span>re<text:span text:style-name="T62">ação joga os dados.</text:span></text:p>
      <text:p text:style-name="P49"/>
      <table:table table:name="Falha-e-Sucesso-no-Dado" table:style-name="Falha-e-Sucesso-no-Dado">
        <table:table-column table:style-name="Falha-e-Sucesso-no-Dado.A" table:number-columns-repeated="2"/>
        <table:table-row>
          <table:table-cell table:style-name="Falha-e-Sucesso-no-Dado.A1" office:value-type="string">
            <text:p text:style-name="P70"><text:span text:style-name="T65">Valores de </text:span>Falha <text:span text:style-name="T64">no Dado</text:span></text:p>
          </table:table-cell>
          <table:table-cell table:style-name="Falha-e-Sucesso-no-Dado.B1" office:value-type="string">
            <text:p text:style-name="P70"><text:span text:style-name="T65">Valores de </text:span>Sucesso <text:span text:style-name="T64">no Dado</text:span></text:p>
          </table:table-cell>
        </table:table-row>
        <table:table-row>
          <table:table-cell table:style-name="Falha-e-Sucesso-no-Dado.A2" office:value-type="string">
            <text:p text:style-name="P72">1, 2, 3, 4</text:p>
          </table:table-cell>
          <table:table-cell table:style-name="Falha-e-Sucesso-no-Dado.B2" office:value-type="string">
            <text:p text:style-name="P72">5, 6</text:p>
          </table:table-cell>
        </table:table-row>
      </table:table>
      <text:p text:style-name="P50"/>
      <text:h text:style-name="Heading_20_3" text:outline-level="3">Disputa de Atenção <text:span text:style-name="T50">e Reflexo</text:span></text:h>
      <text:p text:style-name="P2"/>
      <text:p text:style-name="P2"><text:soft-page-break/></text:p>
      <text:h text:style-name="Heading_20_3" text:outline-level="3">Testando Ações e Reações</text:h>
      <text:p text:style-name="P2"/>
      <text:p text:style-name="P2"/>
      <text:h text:style-name="P30" text:outline-level="3">Ações de <text:span text:style-name="T10">M</text:span>ovimento</text:h>
      <text:p text:style-name="P2"/>
      <text:p text:style-name="P9">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2"/>
      <text:p text:style-name="P2">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2"/>
      <text:p text:style-name="P2">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6cm" fo:page-height="22.999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13T01:12:59.333488081</dc:date>
    <meta:editing-duration>PT13H16M56S</meta:editing-duration>
    <meta:editing-cycles>137</meta:editing-cycles>
    <meta:generator>LibreOffice/24.2.3.2$Linux_X86_64 LibreOffice_project/420$Build-2</meta:generator>
    <meta:document-statistic meta:table-count="10" meta:image-count="0" meta:object-count="0" meta:page-count="9" meta:paragraph-count="89" meta:word-count="1625" meta:character-count="9861" meta:non-whitespace-character-count="8309"/>
  </office:meta>
</office:document-meta>
</file>